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302.06pt"/>
    </style:style>
    <style:style style:name="co5" style:family="table-column">
      <style:table-column-properties fo:break-before="auto" style:column-width="140.71pt"/>
    </style:style>
    <style:style style:name="co6" style:family="table-column">
      <style:table-column-properties fo:break-before="auto" style:column-width="188.5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emtech-dev-board_v1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/DNP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Generic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Part Num.</text:p>
          </table:table-cell>
          <table:table-cell table:style-name="ce3"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_USB-MICRO-B-RECEPTACLE-PTH-HIROSE-ZX62D-B-5P8</text:p>
          </table:table-cell>
          <table:table-cell office:value-type="string" calcext:value-type="string">
            <text:p>USB-MICRO-B-PTH-HIROSE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Standard USB Micro-B receptac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3, JP5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2, C11, C12, C13, C18, C19, C23, C2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2, L4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0805-B</text:p>
          </table:table-cell>
          <table:table-cell office:value-type="string" calcext:value-type="string">
            <text:p>.0805-B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-0701-806</text:p>
          </table:table-cell>
          <table:table-cell office:value-type="string" calcext:value-type="string">
            <text:p>SMA-CINCH-END-FIRE</text:p>
          </table:table-cell>
          <table:table-cell office:value-type="string" calcext:value-type="string">
            <text:p>SMAJ716-ND</text:p>
          </table:table-cell>
          <table:table-cell office:value-type="string" calcext:value-type="string">
            <text:p>CF1, CF2, CF3, CF4</text:p>
          </table:table-cell>
          <table:table-cell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7, C10, C21, 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R2, R3, R5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CRYSTAL2.5X2.0MM</text:p>
          </table:table-cell>
          <table:table-cell office:value-type="string" calcext:value-type="string">
            <text:p>CRYSTAL_2.5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3, L5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6, L7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8, C1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 FET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19 3.3V</text:p>
          </table:table-cell>
          <table:table-cell office:value-type="string" calcext:value-type="string">
            <text:p>V_REG_MIC5219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_REG MIC5219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UALCOMM-TDK_B3588</text:p>
          </table:table-cell>
          <table:table-cell office:value-type="string" calcext:value-type="string">
            <text:p>DCC6C-EPCO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alcomm/TDK SAW Filter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UALCOMM-TDK_B3710</text:p>
          </table:table-cell>
          <table:table-cell office:value-type="string" calcext:value-type="string">
            <text:p>DCC6C-EPCO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ualcomm/TDK SAW FIlter 433.0-433.71 MHz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MTECH_SX1236</text:p>
          </table:table-cell>
          <table:table-cell office:value-type="string" calcext:value-type="string">
            <text:p>QFN28</text:p>
          </table:table-cell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TCH-MOMENTARY-2SMD-2</text:p>
          </table:table-cell>
          <table:table-cell office:value-type="string" calcext:value-type="string">
            <text:p>TACTILE_SWITCH_SMD-2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office:value-type="string" calcext:value-type="string">
            <text:p>TP1, TP2, TP3, TP4, TP6</text:p>
          </table:table-cell>
          <table:table-cell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0T22:24:51.814168551</dc:date>
    <meta:editing-duration>PT7M5S</meta:editing-duration>
    <meta:editing-cycles>2</meta:editing-cycles>
    <meta:generator>LibreOffice/5.1.6.2$Linux_X86_64 LibreOffice_project/10m0$Build-2</meta:generator>
    <meta:document-statistic meta:table-count="1" meta:cell-count="264" meta:object-count="0"/>
  </office:meta>
</office:document-meta>
</file>